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74df1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10pt" fo:font-style="normal" style:text-underline-style="none" fo:font-weight="bold" officeooo:rsid="0010b5bd" officeooo:paragraph-rsid="0074df1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Text_20_body">
      <style:paragraph-properties fo:margin-top="0cm" fo:margin-bottom="0cm" loext:contextual-spacing="false" fo:line-height="100%" fo:text-align="center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0b5bd" officeooo:paragraph-rsid="0074df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0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2pt" fo:font-style="normal" style:text-underline-style="none" fo:font-weight="bold" officeooo:rsid="0010b5bd" officeooo:paragraph-rsid="0074df1f" style:font-name-asian="SimSun" style:font-size-asian="2pt" style:font-style-asian="normal" style:font-weight-asian="bold" style:font-name-complex="Tahoma" style:font-size-complex="2pt" style:font-style-complex="normal" style:font-weight-complex="bold"/>
    </style:style>
    <style:style style:name="P6" style:family="paragraph" style:parent-style-name="Text_20_body" style:master-page-name="">
      <style:paragraph-properties fo:margin-top="0cm" fo:margin-bottom="0cm" loext:contextual-spacing="false" fo:line-height="100%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74df1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00%" fo:text-align="center" style:justify-single-word="false" fo:break-before="pag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2pt" fo:font-style="normal" style:text-underline-style="none" fo:font-weight="normal" officeooo:rsid="0010b5bd" officeooo:paragraph-rsid="0074df1f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o in objects"&gt;</text:placeholder></text:p>
      <text:p text:style-name="P5"/>
      <text:p text:style-name="P6"><text:placeholder text:placeholder-type="text">&lt;for each="sscc in o.code_ids"&gt;</text:placeholder></text:p>
      <text:p text:style-name="P2"/>
      <text:p text:style-name="P2"/>
      <text:p text:style-name="P2"/>
      <text:p text:style-name="P2"/>
      <text:p text:style-name="P2"/>
      <text:p text:style-name="P3"><draw:frame draw:style-name="fr1" draw:name="image:asimage(sscc.codebar_image)" text:anchor-type="as-char" svg:width="7.347cm" style:rel-width="93%" svg:height="2cm" style:rel-height="scale-min" draw:z-index="0"><draw:text-box><text:p text:style-name="P1"/></draw:text-box></draw:frame></text:p>
      <text:p text:style-name="P4"/>
      <text:p text:style-name="P7"/>
      <text:p text:style-name="P2"><text:placeholder text:placeholder-type="text">&lt;/for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999cm" fo:page-height="7.999cm" style:num-format="1" style:print-orientation="portrait" fo:margin-top="0.049cm" fo:margin-bottom="0.049cm" fo:margin-left="0.049cm" fo:margin-right="0.0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0-26T11:05:14.441060122</dc:date>
    <dc:creator>thebrush </dc:creator>
    <meta:editing-duration>PT5H17M24S</meta:editing-duration>
    <meta:editing-cycles>113</meta:editing-cycles>
    <meta:document-statistic meta:table-count="0" meta:image-count="0" meta:object-count="0" meta:page-count="2" meta:paragraph-count="5" meta:word-count="10" meta:character-count="68" meta:non-whitespace-character-count="62"/>
  </office:meta>
</office:document-meta>
</file>